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family="Calibri" style:font-family-generic="swiss" style:font-pitch="variable" fo:font-size="18pt" style:font-size-asian="18pt" style:font-size-complex="18pt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family-generic="swiss" style:font-pitch="variable" fo:font-size="18pt" style:font-size-asian="18pt" style:font-size-complex="18pt"/>
    </style:style>
    <style:style style:name="T2" style:family="text">
      <style:text-properties fo:font-family="Calibri" style:font-style-name="Regular" style:font-family-generic="swiss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11.45cm" svg:y1="4.285cm" svg:x2="11.45cm" svg:y2="6.5cm" draw:start-shape="id1" draw:end-shape="id2" draw:end-glue-point="4" svg:d="m11450 4285v2215">
          <text:p/>
        </draw:connector>
        <draw:frame draw:style-name="gr2" draw:text-style-name="P2" draw:layer="layout" svg:width="1.7cm" svg:height="1.026cm" svg:x="30.419cm" svg:y="11.664cm">
          <draw:text-box>
            <text:p><text:span text:style-name="T1">ja</text:span></text:p>
          </draw:text-box>
        </draw:frame>
        <draw:frame draw:style-name="gr2" draw:text-style-name="P2" draw:layer="layout" svg:width="2.1cm" svg:height="1.026cm" svg:x="15.786cm" svg:y="8.524cm">
          <draw:text-box>
            <text:p><text:span text:style-name="T1">nein</text:span></text:p>
          </draw:text-box>
        </draw:frame>
        <draw:custom-shape draw:style-name="gr3" draw:text-style-name="P3" xml:id="id1" draw:id="id1" draw:layer="layout" svg:width="8.3cm" svg:height="2.335cm" svg:x="7.3cm" svg:y="1.95cm">
          <draw:glue-point draw:id="4" svg:x="5cm" svg:y="-2.856cm"/>
          <draw:glue-point draw:id="5" svg:x="5cm" svg:y="2.282cm"/>
          <text:p text:style-name="P1"><text:span text:style-name="T1">Aktualisiere:</text:span></text:p>
          <text:p text:style-name="P1"><text:span text:style-name="T1">vertexAdd(v,p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8.2cm" svg:height="5.2cm" svg:x="7.39cm" svg:y="6.955cm">
          <text:p text:style-name="P1"><text:span text:style-name="T1">ui(d) nicht in T?</text:span></text:p>
          <text:p text:style-name="P1"><text:span text:style-name="T1">d nicht hinzugefüg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line-skew="0.588cm" svg:x1="30.786cm" svg:y1="18.45cm" svg:x2="26.419cm" svg:y2="1.502cm" draw:start-shape="id3" draw:start-glue-point="7" draw:end-shape="id4" draw:end-glue-point="1" svg:d="m30786 18450h1114v-16948h-5481">
          <text:p/>
        </draw:connector>
        <draw:connector draw:style-name="gr1" draw:text-style-name="P1" draw:layer="layout" svg:x1="15.59cm" svg:y1="9.555cm" svg:x2="18.686cm" svg:y2="9.55cm" draw:start-shape="id5" draw:start-glue-point="7" draw:end-shape="id6" draw:end-glue-point="5" svg:d="m15590 9555h1549v-5h1547">
          <text:p/>
        </draw:connector>
        <draw:connector draw:style-name="gr1" draw:text-style-name="P1" draw:layer="layout" svg:x1="7.39cm" svg:y1="9.555cm" svg:x2="4.345cm" svg:y2="14.15cm" draw:start-shape="id5" draw:start-glue-point="5" draw:end-shape="id7" draw:end-glue-point="4" svg:d="m7390 9555h-3045v4595">
          <text:p/>
        </draw:connector>
        <draw:frame draw:style-name="gr2" draw:text-style-name="P2" draw:layer="layout" svg:width="2.1cm" svg:height="1.026cm" svg:x="28.586cm" svg:y="15.024cm">
          <draw:text-box>
            <text:p><text:span text:style-name="T1">nein</text:span></text:p>
          </draw:text-box>
        </draw:frame>
        <draw:frame draw:style-name="gr2" draw:text-style-name="P2" draw:layer="layout" svg:width="1.7cm" svg:height="1.026cm" svg:x="6.386cm" svg:y="8.55cm">
          <draw:text-box>
            <text:p><text:span text:style-name="T1">ja</text:span></text:p>
          </draw:text-box>
        </draw:frame>
        <draw:frame draw:style-name="gr2" draw:text-style-name="P2" draw:layer="layout" svg:width="1.7cm" svg:height="1.026cm" svg:x="26.486cm" svg:y="8.524cm">
          <draw:text-box>
            <text:p><text:span text:style-name="T1">ja</text:span></text:p>
          </draw:text-box>
        </draw:frame>
        <draw:custom-shape draw:style-name="gr4" draw:text-style-name="P3" xml:id="id6" draw:id="id6" draw:layer="layout" svg:width="8.2cm" svg:height="5.2cm" svg:x="18.686cm" svg:y="6.95cm">
          <text:p text:style-name="P1"><text:span text:style-name="T1">p nicht in T?</text:span></text:p>
          <text:p text:style-name="P1"><text:span text:style-name="T1">p nicht hinzugefügt?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2.1cm" svg:height="1.026cm" svg:x="20.886cm" svg:y="15.05cm">
          <draw:text-box>
            <text:p><text:span text:style-name="T1">nein</text:span></text:p>
          </draw:text-box>
        </draw:frame>
        <draw:connector draw:style-name="gr1" draw:text-style-name="P1" draw:layer="layout" svg:x1="22.786cm" svg:y1="12.15cm" svg:x2="18.334cm" svg:y2="14.15cm" draw:start-shape="id6" draw:end-shape="id8" svg:d="m22786 12150v1001h-4452v999">
          <text:p/>
        </draw:connector>
        <draw:custom-shape draw:style-name="gr4" draw:text-style-name="P3" xml:id="id8" draw:id="id8" draw:layer="layout" svg:width="4.504cm" svg:height="3.8cm" svg:x="16.082cm" svg:y="14.15cm">
          <text:p text:style-name="P1"><text:span text:style-name="T1">name(v) i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8.334cm" svg:y1="17.95cm" svg:x2="16.386cm" svg:y2="22.351cm" draw:start-shape="id8" draw:start-glue-point="6" draw:end-shape="id9" draw:end-glue-point="6" svg:d="m18334 17950v4401h-1948">
          <text:p/>
        </draw:connector>
        <draw:custom-shape draw:style-name="gr5" draw:text-style-name="P5" xml:id="id10" draw:id="id10" draw:layer="layout" svg:width="7.025cm" svg:height="2.225cm" svg:x="19.275cm" svg:y="21.9cm">
          <draw:glue-point draw:id="4" svg:x="-2.401cm" svg:y="-4.997cm"/>
          <draw:glue-point draw:id="5" svg:x="2.296cm" svg:y="-4.885cm" draw:escape-direction="up"/>
          <text:p text:style-name="P4"><text:span text:style-name="T1">Lege in O':</text:span></text:p>
          <text:p text:style-name="P1"><text:span text:style-name="T1">vertexAdd(v,p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20.586cm" svg:y1="16.05cm" svg:x2="22.787cm" svg:y2="21.9cm" draw:start-shape="id8" draw:start-glue-point="7" draw:end-shape="id10" svg:d="m20586 16050h2201v5850">
          <text:p/>
        </draw:connector>
        <draw:frame draw:style-name="gr2" draw:text-style-name="P2" draw:layer="layout" svg:width="1.7cm" svg:height="1.026cm" svg:x="30.786cm" svg:y="17.424cm">
          <draw:text-box>
            <text:p><text:span text:style-name="T1">ja</text:span></text:p>
          </draw:text-box>
        </draw:frame>
        <draw:custom-shape draw:style-name="gr4" draw:text-style-name="P3" xml:id="id11" draw:id="id11" draw:layer="layout" svg:width="4.504cm" svg:height="3.8cm" svg:x="26.286cm" svg:y="11.349cm">
          <text:p text:style-name="P1"><text:span text:style-name="T2">p gelös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" draw:id="id3" draw:layer="layout" svg:width="4.504cm" svg:height="3.8cm" svg:x="26.282cm" svg:y="16.55cm">
          <text:p text:style-name="P1"><text:span text:style-name="T2">p umbenan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6.886cm" svg:y1="9.55cm" svg:x2="28.538cm" svg:y2="11.349cm" draw:start-shape="id6" draw:start-glue-point="7" draw:end-shape="id11" draw:end-glue-point="4" svg:d="m26886 9550h1652v1799">
          <text:p/>
        </draw:connector>
        <draw:connector draw:style-name="gr1" draw:text-style-name="P1" draw:layer="layout" svg:x1="28.538cm" svg:y1="15.149cm" svg:x2="28.534cm" svg:y2="16.55cm" draw:start-shape="id11" draw:end-shape="id3" svg:d="m28538 15149v701h-4v700">
          <text:p/>
        </draw:connector>
        <draw:custom-shape draw:style-name="gr4" draw:text-style-name="P3" xml:id="id12" draw:id="id12" draw:layer="layout" svg:width="7.025cm" svg:height="2.225cm" svg:x="19.419cm" svg:y="3.565cm">
          <text:p text:style-name="P1"><text:span text:style-name="T1">p = dad(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7.1cm" svg:height="2.225cm" svg:x="19.319cm" svg:y="0.39cm">
          <text:p text:style-name="P1"><text:span text:style-name="T1">p = umbenanntes 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30.79cm" svg:y1="13.249cm" svg:x2="26.444cm" svg:y2="4.677cm" draw:start-shape="id11" draw:start-glue-point="7" draw:end-shape="id12" svg:d="m30790 13249h526v-8572h-4872">
          <text:p/>
        </draw:connector>
        <draw:connector draw:style-name="gr1" draw:text-style-name="P1" draw:layer="layout" draw:line-skew="0.19cm" svg:x1="28.534cm" svg:y1="20.35cm" svg:x2="12.936cm" svg:y2="24.085cm" draw:start-shape="id3" draw:start-glue-point="6" draw:end-shape="id9" draw:end-glue-point="2" svg:d="m28534 20350v4450h-15598v-715">
          <text:p/>
        </draw:connector>
        <draw:frame draw:style-name="gr6" draw:text-style-name="P2" draw:layer="layout" svg:width="2.1cm" svg:height="1.026cm" svg:x="28.586cm" svg:y="20.35cm">
          <draw:text-box>
            <text:p><text:span text:style-name="T1">nein</text:span></text:p>
          </draw:text-box>
        </draw:frame>
        <draw:frame draw:style-name="gr7" draw:text-style-name="P2" draw:layer="layout" svg:width="2.1cm" svg:height="1.026cm" svg:x="20.686cm" svg:y="12.124cm">
          <draw:text-box>
            <text:p><text:span text:style-name="T1">nein</text:span></text:p>
          </draw:text-box>
        </draw:frame>
        <draw:frame draw:style-name="gr2" draw:text-style-name="P2" draw:layer="layout" svg:width="1.7cm" svg:height="1.026cm" svg:x="18.386cm" svg:y="18.224cm">
          <draw:text-box>
            <text:p><text:span text:style-name="T1">ja</text:span></text:p>
          </draw:text-box>
        </draw:frame>
        <draw:connector draw:style-name="gr1" draw:text-style-name="P1" draw:layer="layout" svg:x1="19.319cm" svg:y1="1.502cm" svg:x2="15.6cm" svg:y2="2.451cm" draw:start-shape="id4" draw:start-glue-point="3" draw:end-shape="id1" draw:end-glue-point="4" svg:d="m19319 1502h-1859v949h-1860">
          <text:p/>
        </draw:connector>
        <draw:connector draw:style-name="gr1" draw:text-style-name="P1" draw:layer="layout" svg:x1="19.419cm" svg:y1="4.677cm" svg:x2="15.6cm" svg:y2="3.649cm" draw:start-shape="id12" draw:end-shape="id1" draw:end-glue-point="5" svg:d="m19419 4677h-1909v-1028h-1910">
          <text:p/>
        </draw:connector>
        <draw:frame draw:style-name="gr2" draw:text-style-name="P2" draw:layer="layout" svg:width="1.7cm" svg:height="1.026cm" svg:x="3.486cm" svg:y="20.049cm">
          <draw:text-box>
            <text:p><text:span text:style-name="T1">ja</text:span></text:p>
          </draw:text-box>
        </draw:frame>
        <draw:frame draw:style-name="gr2" draw:text-style-name="P2" draw:layer="layout" svg:width="1.7cm" svg:height="1.026cm" svg:x="10.386cm" svg:y="18.024cm">
          <draw:text-box>
            <text:p><text:span text:style-name="T1">ja</text:span></text:p>
          </draw:text-box>
        </draw:frame>
        <draw:custom-shape draw:style-name="gr4" draw:text-style-name="P3" xml:id="id7" draw:id="id7" draw:layer="layout" svg:width="4.69cm" svg:height="3.8cm" svg:x="2cm" svg:y="14.15cm">
          <text:p text:style-name="P1"><text:span text:style-name="T2">d umbenann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3" draw:id="id13" draw:layer="layout" svg:width="4.504cm" svg:height="3.8cm" svg:x="9.182cm" svg:y="14.175cm">
          <text:p text:style-name="P1"><text:span text:style-name="T2">d gelös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6.69cm" svg:y1="16.05cm" svg:x2="9.182cm" svg:y2="16.075cm" draw:start-shape="id7" draw:start-glue-point="7" draw:end-shape="id13" svg:d="m6690 16050h1247v25h1245">
          <text:p/>
        </draw:connector>
        <draw:custom-shape draw:style-name="gr4" draw:text-style-name="P3" xml:id="id14" draw:id="id14" draw:layer="layout" svg:width="7.311cm" svg:height="2.225cm" svg:x="0.7cm" svg:y="21.875cm">
          <text:p text:style-name="P1"><text:span text:style-name="T1">d = umbenanntes 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4.345cm" svg:y1="17.95cm" svg:x2="4.355cm" svg:y2="21.875cm" draw:start-shape="id7" draw:start-glue-point="6" draw:end-shape="id14" svg:d="m4345 17950v1963h10v1962">
          <text:p/>
        </draw:connector>
        <draw:frame draw:style-name="gr6" draw:text-style-name="P2" draw:layer="layout" svg:width="2.1cm" svg:height="1.026cm" svg:x="6.486cm" svg:y="15.15cm">
          <draw:text-box>
            <text:p><text:span text:style-name="T1">nein</text:span></text:p>
          </draw:text-box>
        </draw:frame>
        <draw:frame draw:style-name="gr2" draw:text-style-name="P2" draw:layer="layout" svg:width="2.1cm" svg:height="1.026cm" svg:x="13.786cm" svg:y="15.25cm">
          <draw:text-box>
            <text:p><text:span text:style-name="T1">nein</text:span></text:p>
          </draw:text-box>
        </draw:frame>
        <draw:custom-shape draw:style-name="gr8" draw:text-style-name="P3" xml:id="id9" draw:id="id9" draw:layer="layout" svg:width="6.9cm" svg:height="2.235cm" svg:x="9.486cm" svg:y="21.85cm">
          <draw:glue-point draw:id="4" svg:x="2.195cm" svg:y="-4.847cm"/>
          <draw:glue-point draw:id="5" svg:x="-2.195cm" svg:y="-4.847cm"/>
          <draw:glue-point draw:id="6" svg:x="5cm" svg:y="-2.76cm"/>
          <draw:glue-point draw:id="7" svg:x="5cm" svg:y="2.608cm"/>
          <text:p text:style-name="P1"><text:span text:style-name="T1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3.686cm" svg:y1="16.075cm" svg:x2="14.45cm" svg:y2="21.884cm" draw:start-shape="id13" draw:start-glue-point="7" draw:end-shape="id9" draw:end-glue-point="4" svg:d="m13686 16075h764v5809">
          <text:p/>
        </draw:connector>
        <draw:connector draw:style-name="gr1" draw:text-style-name="P1" draw:layer="layout" svg:x1="11.434cm" svg:y1="17.975cm" svg:x2="11.422cm" svg:y2="21.884cm" draw:start-shape="id13" draw:start-glue-point="6" draw:end-shape="id9" draw:end-glue-point="5" svg:d="m11434 17975v1938h-12v1971">
          <text:p/>
        </draw:connector>
        <draw:connector draw:style-name="gr1" draw:text-style-name="P1" draw:layer="layout" svg:x1="0.7cm" svg:y1="22.987cm" svg:x2="7.3cm" svg:y2="3.117cm" draw:start-shape="id14" draw:start-glue-point="3" draw:end-shape="id1" svg:d="m700 22987h-526v-19870h7126">
          <text:p/>
        </draw:connector>
        <draw:connector draw:style-name="gr1" draw:text-style-name="P1" draw:layer="layout" draw:type="line" svg:x1="11.49cm" svg:y1="0.092cm" svg:x2="11.45cm" svg:y2="1.95cm" draw:end-shape="id1" draw:end-glue-point="0" svg:d="m11490 92-40 1858">
          <text:p/>
        </draw:connector>
        <draw:custom-shape draw:style-name="gr9" draw:text-style-name="P6" xml:id="id2" draw:id="id2" draw:layer="layout" svg:width="1.5cm" svg:height="1.5cm" svg:x="10.7cm" svg:y="6.5cm">
          <text:p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cm" svg:height="1.5cm" svg:x="22.1cm" svg:y="6.6cm">
          <text:p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.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8T18:08:41.18</dc:date>
    <dc:creator>Philipp Lucas</dc:creator>
    <meta:editing-duration>PT5H46M56S</meta:editing-duration>
    <meta:editing-cycles>21</meta:editing-cycles>
    <meta:generator>OpenOffice.org/3.4$Win32 OpenOffice.org_project/340m1$Build-9590</meta:generator>
    <meta:document-statistic meta:object-count="48"/>
  </office:meta>
</office:document-meta>
</file>